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+[.B1]" office:value-type="float" office:value="3" calcext:value-type="float">
            <text:p>3</text:p>
          </table:table-cell>
        </table:table-row>
        <table:table-row table:style-name="ro1">
          <table:table-cell table:formula="of:=[.A1]+2" office:value-type="float" office:value="4" calcext:value-type="float">
            <text:p>4</text:p>
          </table:table-cell>
          <table:table-cell table:formula="of:=[.C1]*(4/([.A1]*([.A1]+1)*([.A1]+2)))" office:value-type="float" office:value="0.166666666666667" calcext:value-type="float">
            <text:p>0,166666666666667</text:p>
          </table:table-cell>
          <table:table-cell table:formula="of:=[.C1]*-1" office:value-type="float" office:value="-1" calcext:value-type="float">
            <text:p>-1</text:p>
          </table:table-cell>
          <table:table-cell table:formula="of:=[.D1]+[.B2]" office:value-type="float" office:value="3.16666666666667" calcext:value-type="float">
            <text:p>3,16666666666667</text:p>
          </table:table-cell>
        </table:table-row>
        <table:table-row table:style-name="ro1">
          <table:table-cell table:formula="of:=[.A2]+2" office:value-type="float" office:value="6" calcext:value-type="float">
            <text:p>6</text:p>
          </table:table-cell>
          <table:table-cell table:formula="of:=[.C2]*(4/([.A2]*([.A2]+1)*([.A2]+2)))" office:value-type="float" office:value="-0.0333333333333333" calcext:value-type="float">
            <text:p>-0,033333333333333</text:p>
          </table:table-cell>
          <table:table-cell table:formula="of:=[.C2]*-1" office:value-type="float" office:value="1" calcext:value-type="float">
            <text:p>1</text:p>
          </table:table-cell>
          <table:table-cell table:formula="of:=[.D2]+[.B3]" office:value-type="float" office:value="3.13333333333333" calcext:value-type="float">
            <text:p>3,13333333333333</text:p>
          </table:table-cell>
        </table:table-row>
        <table:table-row table:style-name="ro1">
          <table:table-cell table:formula="of:=[.A3]+2" office:value-type="float" office:value="8" calcext:value-type="float">
            <text:p>8</text:p>
          </table:table-cell>
          <table:table-cell table:formula="of:=[.C3]*(4/([.A3]*([.A3]+1)*([.A3]+2)))" office:value-type="float" office:value="0.0119047619047619" calcext:value-type="float">
            <text:p>0,011904761904762</text:p>
          </table:table-cell>
          <table:table-cell table:formula="of:=[.C3]*-1" office:value-type="float" office:value="-1" calcext:value-type="float">
            <text:p>-1</text:p>
          </table:table-cell>
          <table:table-cell table:formula="of:=[.D3]+[.B4]" office:value-type="float" office:value="3.1452380952381" calcext:value-type="float">
            <text:p>3,1452380952381</text:p>
          </table:table-cell>
        </table:table-row>
        <table:table-row table:style-name="ro1">
          <table:table-cell table:formula="of:=[.A4]+2" office:value-type="float" office:value="10" calcext:value-type="float">
            <text:p>10</text:p>
          </table:table-cell>
          <table:table-cell table:formula="of:=[.C4]*(4/([.A4]*([.A4]+1)*([.A4]+2)))" office:value-type="float" office:value="-0.00555555555555556" calcext:value-type="float">
            <text:p>-0,005555555555556</text:p>
          </table:table-cell>
          <table:table-cell table:formula="of:=[.C4]*-1" office:value-type="float" office:value="1" calcext:value-type="float">
            <text:p>1</text:p>
          </table:table-cell>
          <table:table-cell table:formula="of:=[.D4]+[.B5]" office:value-type="float" office:value="3.13968253968254" calcext:value-type="float">
            <text:p>3,13968253968254</text:p>
          </table:table-cell>
        </table:table-row>
        <table:table-row table:style-name="ro1">
          <table:table-cell table:formula="of:=[.A5]+2" office:value-type="float" office:value="12" calcext:value-type="float">
            <text:p>12</text:p>
          </table:table-cell>
          <table:table-cell table:formula="of:=[.C5]*(4/([.A5]*([.A5]+1)*([.A5]+2)))" office:value-type="float" office:value="0.00303030303030303" calcext:value-type="float">
            <text:p>0,003030303030303</text:p>
          </table:table-cell>
          <table:table-cell table:formula="of:=[.C5]*-1" office:value-type="float" office:value="-1" calcext:value-type="float">
            <text:p>-1</text:p>
          </table:table-cell>
          <table:table-cell table:formula="of:=[.D5]+[.B6]" office:value-type="float" office:value="3.14271284271284" calcext:value-type="float">
            <text:p>3,14271284271284</text:p>
          </table:table-cell>
        </table:table-row>
        <table:table-row table:style-name="ro1">
          <table:table-cell table:formula="of:=[.A6]+2" office:value-type="float" office:value="14" calcext:value-type="float">
            <text:p>14</text:p>
          </table:table-cell>
          <table:table-cell table:formula="of:=[.C6]*(4/([.A6]*([.A6]+1)*([.A6]+2)))" office:value-type="float" office:value="-0.00183150183150183" calcext:value-type="float">
            <text:p>-0,001831501831502</text:p>
          </table:table-cell>
          <table:table-cell table:formula="of:=[.C6]*-1" office:value-type="float" office:value="1" calcext:value-type="float">
            <text:p>1</text:p>
          </table:table-cell>
          <table:table-cell table:formula="of:=[.D6]+[.B7]" office:value-type="float" office:value="3.14088134088134" calcext:value-type="float">
            <text:p>3,14088134088134</text:p>
          </table:table-cell>
        </table:table-row>
        <table:table-row table:style-name="ro1">
          <table:table-cell table:formula="of:=[.A7]+2" office:value-type="float" office:value="16" calcext:value-type="float">
            <text:p>16</text:p>
          </table:table-cell>
          <table:table-cell table:formula="of:=[.C7]*(4/([.A7]*([.A7]+1)*([.A7]+2)))" office:value-type="float" office:value="0.00119047619047619" calcext:value-type="float">
            <text:p>0,001190476190476</text:p>
          </table:table-cell>
          <table:table-cell table:formula="of:=[.C7]*-1" office:value-type="float" office:value="-1" calcext:value-type="float">
            <text:p>-1</text:p>
          </table:table-cell>
          <table:table-cell table:formula="of:=[.D7]+[.B8]" office:value-type="float" office:value="3.14207181707182" calcext:value-type="float">
            <text:p>3,14207181707182</text:p>
          </table:table-cell>
        </table:table-row>
        <table:table-row table:style-name="ro1">
          <table:table-cell table:formula="of:=[.A8]+2" office:value-type="float" office:value="18" calcext:value-type="float">
            <text:p>18</text:p>
          </table:table-cell>
          <table:table-cell table:formula="of:=[.C8]*(4/([.A8]*([.A8]+1)*([.A8]+2)))" office:value-type="float" office:value="-0.000816993464052288" calcext:value-type="float">
            <text:p>-0,000816993464052</text:p>
          </table:table-cell>
          <table:table-cell table:formula="of:=[.C8]*-1" office:value-type="float" office:value="1" calcext:value-type="float">
            <text:p>1</text:p>
          </table:table-cell>
          <table:table-cell table:formula="of:=[.D8]+[.B9]" office:value-type="float" office:value="3.14125482360776" calcext:value-type="float">
            <text:p>3,14125482360776</text:p>
          </table:table-cell>
        </table:table-row>
        <table:table-row table:style-name="ro1">
          <table:table-cell table:formula="of:=[.A9]+2" office:value-type="float" office:value="20" calcext:value-type="float">
            <text:p>20</text:p>
          </table:table-cell>
          <table:table-cell table:formula="of:=[.C9]*(4/([.A9]*([.A9]+1)*([.A9]+2)))" office:value-type="float" office:value="0.000584795321637427" calcext:value-type="float">
            <text:p>0,000584795321637</text:p>
          </table:table-cell>
          <table:table-cell table:formula="of:=[.C9]*-1" office:value-type="float" office:value="-1" calcext:value-type="float">
            <text:p>-1</text:p>
          </table:table-cell>
          <table:table-cell table:formula="of:=[.D9]+[.B10]" office:value-type="float" office:value="3.1418396189294" calcext:value-type="float">
            <text:p>3,1418396189294</text:p>
          </table:table-cell>
        </table:table-row>
        <table:table-row table:style-name="ro1">
          <table:table-cell table:formula="of:=[.A10]+2" office:value-type="float" office:value="22" calcext:value-type="float">
            <text:p>22</text:p>
          </table:table-cell>
          <table:table-cell table:formula="of:=[.C10]*(4/([.A10]*([.A10]+1)*([.A10]+2)))" office:value-type="float" office:value="-0.000432900432900433" calcext:value-type="float">
            <text:p>-0,0004329004329</text:p>
          </table:table-cell>
          <table:table-cell table:formula="of:=[.C10]*-1" office:value-type="float" office:value="1" calcext:value-type="float">
            <text:p>1</text:p>
          </table:table-cell>
          <table:table-cell table:formula="of:=[.D10]+[.B11]" office:value-type="float" office:value="3.1414067184965" calcext:value-type="float">
            <text:p>3,1414067184965</text:p>
          </table:table-cell>
        </table:table-row>
        <table:table-row table:style-name="ro1">
          <table:table-cell table:formula="of:=[.A11]+2" office:value-type="float" office:value="24" calcext:value-type="float">
            <text:p>24</text:p>
          </table:table-cell>
          <table:table-cell table:formula="of:=[.C11]*(4/([.A11]*([.A11]+1)*([.A11]+2)))" office:value-type="float" office:value="0.000329380764163373" calcext:value-type="float">
            <text:p>0,000329380764163</text:p>
          </table:table-cell>
          <table:table-cell table:formula="of:=[.C11]*-1" office:value-type="float" office:value="-1" calcext:value-type="float">
            <text:p>-1</text:p>
          </table:table-cell>
          <table:table-cell table:formula="of:=[.D11]+[.B12]" office:value-type="float" office:value="3.14173609926067" calcext:value-type="float">
            <text:p>3,14173609926067</text:p>
          </table:table-cell>
        </table:table-row>
        <table:table-row table:style-name="ro1">
          <table:table-cell table:formula="of:=[.A12]+2" office:value-type="float" office:value="26" calcext:value-type="float">
            <text:p>26</text:p>
          </table:table-cell>
          <table:table-cell table:formula="of:=[.C12]*(4/([.A12]*([.A12]+1)*([.A12]+2)))" office:value-type="float" office:value="-0.000256410256410256" calcext:value-type="float">
            <text:p>-0,00025641025641</text:p>
          </table:table-cell>
          <table:table-cell table:formula="of:=[.C12]*-1" office:value-type="float" office:value="1" calcext:value-type="float">
            <text:p>1</text:p>
          </table:table-cell>
          <table:table-cell table:formula="of:=[.D12]+[.B13]" office:value-type="float" office:value="3.14147968900425" calcext:value-type="float">
            <text:p>3,14147968900425</text:p>
          </table:table-cell>
        </table:table-row>
        <table:table-row table:style-name="ro1">
          <table:table-cell table:formula="of:=[.A13]+2" office:value-type="float" office:value="28" calcext:value-type="float">
            <text:p>28</text:p>
          </table:table-cell>
          <table:table-cell table:formula="of:=[.C13]*(4/([.A13]*([.A13]+1)*([.A13]+2)))" office:value-type="float" office:value="0.000203500203500203" calcext:value-type="float">
            <text:p>0,0002035002035</text:p>
          </table:table-cell>
          <table:table-cell table:formula="of:=[.C13]*-1" office:value-type="float" office:value="-1" calcext:value-type="float">
            <text:p>-1</text:p>
          </table:table-cell>
          <table:table-cell table:formula="of:=[.D13]+[.B14]" office:value-type="float" office:value="3.14168318920776" calcext:value-type="float">
            <text:p>3,14168318920776</text:p>
          </table:table-cell>
        </table:table-row>
        <table:table-row table:style-name="ro1">
          <table:table-cell table:formula="of:=[.A14]+2" office:value-type="float" office:value="30" calcext:value-type="float">
            <text:p>30</text:p>
          </table:table-cell>
          <table:table-cell table:formula="of:=[.C14]*(4/([.A14]*([.A14]+1)*([.A14]+2)))" office:value-type="float" office:value="-0.000164203612479475" calcext:value-type="float">
            <text:p>-0,000164203612479</text:p>
          </table:table-cell>
          <table:table-cell table:formula="of:=[.C14]*-1" office:value-type="float" office:value="1" calcext:value-type="float">
            <text:p>1</text:p>
          </table:table-cell>
          <table:table-cell table:formula="of:=[.D14]+[.B15]" office:value-type="float" office:value="3.14151898559528" calcext:value-type="float">
            <text:p>3,14151898559528</text:p>
          </table:table-cell>
        </table:table-row>
        <table:table-row table:style-name="ro1">
          <table:table-cell table:formula="of:=[.A15]+2" office:value-type="float" office:value="32" calcext:value-type="float">
            <text:p>32</text:p>
          </table:table-cell>
          <table:table-cell table:formula="of:=[.C15]*(4/([.A15]*([.A15]+1)*([.A15]+2)))" office:value-type="float" office:value="0.000134408602150538" calcext:value-type="float">
            <text:p>0,000134408602151</text:p>
          </table:table-cell>
          <table:table-cell table:formula="of:=[.C15]*-1" office:value-type="float" office:value="-1" calcext:value-type="float">
            <text:p>-1</text:p>
          </table:table-cell>
          <table:table-cell table:formula="of:=[.D15]+[.B16]" office:value-type="float" office:value="3.14165339419743" calcext:value-type="float">
            <text:p>3,14165339419743</text:p>
          </table:table-cell>
        </table:table-row>
        <table:table-row table:style-name="ro1">
          <table:table-cell table:formula="of:=[.A16]+2" office:value-type="float" office:value="34" calcext:value-type="float">
            <text:p>34</text:p>
          </table:table-cell>
          <table:table-cell table:formula="of:=[.C16]*(4/([.A16]*([.A16]+1)*([.A16]+2)))" office:value-type="float" office:value="-0.000111408199643494" calcext:value-type="float">
            <text:p>-0,000111408199643</text:p>
          </table:table-cell>
          <table:table-cell table:formula="of:=[.C16]*-1" office:value-type="float" office:value="1" calcext:value-type="float">
            <text:p>1</text:p>
          </table:table-cell>
          <table:table-cell table:formula="of:=[.D16]+[.B17]" office:value-type="float" office:value="3.14154198599778" calcext:value-type="float">
            <text:p>3,14154198599778</text:p>
          </table:table-cell>
        </table:table-row>
        <table:table-row table:style-name="ro1">
          <table:table-cell table:formula="of:=[.A17]+2" office:value-type="float" office:value="36" calcext:value-type="float">
            <text:p>36</text:p>
          </table:table-cell>
          <table:table-cell table:formula="of:=[.C17]*(4/([.A17]*([.A17]+1)*([.A17]+2)))" office:value-type="float" office:value="0.0000933706816059757" calcext:value-type="float">
            <text:p>9,33706816059757E-05</text:p>
          </table:table-cell>
          <table:table-cell table:formula="of:=[.C17]*-1" office:value-type="float" office:value="-1" calcext:value-type="float">
            <text:p>-1</text:p>
          </table:table-cell>
          <table:table-cell table:formula="of:=[.D17]+[.B18]" office:value-type="float" office:value="3.14163535667939" calcext:value-type="float">
            <text:p>3,14163535667939</text:p>
          </table:table-cell>
        </table:table-row>
        <table:table-row table:style-name="ro1">
          <table:table-cell table:formula="of:=[.A18]+2" office:value-type="float" office:value="38" calcext:value-type="float">
            <text:p>38</text:p>
          </table:table-cell>
          <table:table-cell table:formula="of:=[.C18]*(4/([.A18]*([.A18]+1)*([.A18]+2)))" office:value-type="float" office:value="-0.0000790263948158685" calcext:value-type="float">
            <text:p>-7,90263948158685E-05</text:p>
          </table:table-cell>
          <table:table-cell table:formula="of:=[.C18]*-1" office:value-type="float" office:value="1" calcext:value-type="float">
            <text:p>1</text:p>
          </table:table-cell>
          <table:table-cell table:formula="of:=[.D18]+[.B19]" office:value-type="float" office:value="3.14155633028457" calcext:value-type="float">
            <text:p>3,14155633028457</text:p>
          </table:table-cell>
        </table:table-row>
        <table:table-row table:style-name="ro1">
          <table:table-cell table:formula="of:=[.A19]+2" office:value-type="float" office:value="40" calcext:value-type="float">
            <text:p>40</text:p>
          </table:table-cell>
          <table:table-cell table:formula="of:=[.C19]*(4/([.A19]*([.A19]+1)*([.A19]+2)))" office:value-type="float" office:value="0.0000674763832658569" calcext:value-type="float">
            <text:p>6,74763832658569E-05</text:p>
          </table:table-cell>
          <table:table-cell table:formula="of:=[.C19]*-1" office:value-type="float" office:value="-1" calcext:value-type="float">
            <text:p>-1</text:p>
          </table:table-cell>
          <table:table-cell table:formula="of:=[.D19]+[.B20]" office:value-type="float" office:value="3.14162380666784" calcext:value-type="float">
            <text:p>3,14162380666784</text:p>
          </table:table-cell>
        </table:table-row>
        <table:table-row table:style-name="ro1">
          <table:table-cell table:formula="of:=[.A20]+2" office:value-type="float" office:value="42" calcext:value-type="float">
            <text:p>42</text:p>
          </table:table-cell>
          <table:table-cell table:formula="of:=[.C20]*(4/([.A20]*([.A20]+1)*([.A20]+2)))" office:value-type="float" office:value="-0.0000580720092915215" calcext:value-type="float">
            <text:p>-5,80720092915215E-05</text:p>
          </table:table-cell>
          <table:table-cell table:formula="of:=[.C20]*-1" office:value-type="float" office:value="1" calcext:value-type="float">
            <text:p>1</text:p>
          </table:table-cell>
          <table:table-cell table:formula="of:=[.D20]+[.B21]" office:value-type="float" office:value="3.14156573465855" calcext:value-type="float">
            <text:p>3,14156573465855</text:p>
          </table:table-cell>
        </table:table-row>
        <table:table-row table:style-name="ro1">
          <table:table-cell table:formula="of:=[.A21]+2" office:value-type="float" office:value="44" calcext:value-type="float">
            <text:p>44</text:p>
          </table:table-cell>
          <table:table-cell table:formula="of:=[.C21]*(4/([.A21]*([.A21]+1)*([.A21]+2)))" office:value-type="float" office:value="0.0000503372596395852" calcext:value-type="float">
            <text:p>5,03372596395852E-05</text:p>
          </table:table-cell>
          <table:table-cell table:formula="of:=[.C21]*-1" office:value-type="float" office:value="-1" calcext:value-type="float">
            <text:p>-1</text:p>
          </table:table-cell>
          <table:table-cell table:formula="of:=[.D21]+[.B22]" office:value-type="float" office:value="3.14161607191819" calcext:value-type="float">
            <text:p>3,14161607191819</text:p>
          </table:table-cell>
        </table:table-row>
        <table:table-row table:style-name="ro1">
          <table:table-cell table:formula="of:=[.A22]+2" office:value-type="float" office:value="46" calcext:value-type="float">
            <text:p>46</text:p>
          </table:table-cell>
          <table:table-cell table:formula="of:=[.C22]*(4/([.A22]*([.A22]+1)*([.A22]+2)))" office:value-type="float" office:value="-0.0000439174352217831" calcext:value-type="float">
            <text:p>-4,39174352217831E-05</text:p>
          </table:table-cell>
          <table:table-cell table:formula="of:=[.C22]*-1" office:value-type="float" office:value="1" calcext:value-type="float">
            <text:p>1</text:p>
          </table:table-cell>
          <table:table-cell table:formula="of:=[.D22]+[.B23]" office:value-type="float" office:value="3.14157215448296" calcext:value-type="float">
            <text:p>3,14157215448296</text:p>
          </table:table-cell>
        </table:table-row>
        <table:table-row table:style-name="ro1">
          <table:table-cell table:formula="of:=[.A23]+2" office:value-type="float" office:value="48" calcext:value-type="float">
            <text:p>48</text:p>
          </table:table-cell>
          <table:table-cell table:formula="of:=[.C23]*(4/([.A23]*([.A23]+1)*([.A23]+2)))" office:value-type="float" office:value="0.0000385445575084798" calcext:value-type="float">
            <text:p>3,85445575084798E-05</text:p>
          </table:table-cell>
          <table:table-cell table:formula="of:=[.C23]*-1" office:value-type="float" office:value="-1" calcext:value-type="float">
            <text:p>-1</text:p>
          </table:table-cell>
          <table:table-cell table:formula="of:=[.D23]+[.B24]" office:value-type="float" office:value="3.14161069904047" calcext:value-type="float">
            <text:p>3,14161069904047</text:p>
          </table:table-cell>
        </table:table-row>
        <table:table-row table:style-name="ro1">
          <table:table-cell table:formula="of:=[.A24]+2" office:value-type="float" office:value="50" calcext:value-type="float">
            <text:p>50</text:p>
          </table:table-cell>
          <table:table-cell table:formula="of:=[.C24]*(4/([.A24]*([.A24]+1)*([.A24]+2)))" office:value-type="float" office:value="-0.0000340136054421769" calcext:value-type="float">
            <text:p>-3,40136054421769E-05</text:p>
          </table:table-cell>
          <table:table-cell table:formula="of:=[.C24]*-1" office:value-type="float" office:value="1" calcext:value-type="float">
            <text:p>1</text:p>
          </table:table-cell>
          <table:table-cell table:formula="of:=[.D24]+[.B25]" office:value-type="float" office:value="3.14157668543503" calcext:value-type="float">
            <text:p>3,14157668543503</text:p>
          </table:table-cell>
        </table:table-row>
        <table:table-row table:style-name="ro1">
          <table:table-cell table:formula="of:=[.A25]+2" office:value-type="float" office:value="52" calcext:value-type="float">
            <text:p>52</text:p>
          </table:table-cell>
          <table:table-cell table:formula="of:=[.C25]*(4/([.A25]*([.A25]+1)*([.A25]+2)))" office:value-type="float" office:value="0.0000301659125188537" calcext:value-type="float">
            <text:p>3,01659125188537E-05</text:p>
          </table:table-cell>
          <table:table-cell table:formula="of:=[.C25]*-1" office:value-type="float" office:value="-1" calcext:value-type="float">
            <text:p>-1</text:p>
          </table:table-cell>
          <table:table-cell table:formula="of:=[.D25]+[.B26]" office:value-type="float" office:value="3.14160685134755" calcext:value-type="float">
            <text:p>3,14160685134755</text:p>
          </table:table-cell>
        </table:table-row>
        <table:table-row table:style-name="ro1">
          <table:table-cell table:formula="of:=[.A26]+2" office:value-type="float" office:value="54" calcext:value-type="float">
            <text:p>54</text:p>
          </table:table-cell>
          <table:table-cell table:formula="of:=[.C26]*(4/([.A26]*([.A26]+1)*([.A26]+2)))" office:value-type="float" office:value="-0.0000268773853679514" calcext:value-type="float">
            <text:p>-2,68773853679514E-05</text:p>
          </table:table-cell>
          <table:table-cell table:formula="of:=[.C26]*-1" office:value-type="float" office:value="1" calcext:value-type="float">
            <text:p>1</text:p>
          </table:table-cell>
          <table:table-cell table:formula="of:=[.D26]+[.B27]" office:value-type="float" office:value="3.14157997396218" calcext:value-type="float">
            <text:p>3,14157997396218</text:p>
          </table:table-cell>
        </table:table-row>
        <table:table-row table:style-name="ro1">
          <table:table-cell table:formula="of:=[.A27]+2" office:value-type="float" office:value="56" calcext:value-type="float">
            <text:p>56</text:p>
          </table:table-cell>
          <table:table-cell table:formula="of:=[.C27]*(4/([.A27]*([.A27]+1)*([.A27]+2)))" office:value-type="float" office:value="0.000024050024050024" calcext:value-type="float">
            <text:p>2,4050024050024E-05</text:p>
          </table:table-cell>
          <table:table-cell table:formula="of:=[.C27]*-1" office:value-type="float" office:value="-1" calcext:value-type="float">
            <text:p>-1</text:p>
          </table:table-cell>
          <table:table-cell table:formula="of:=[.D27]+[.B28]" office:value-type="float" office:value="3.14160402398623" calcext:value-type="float">
            <text:p>3,14160402398623</text:p>
          </table:table-cell>
        </table:table-row>
        <table:table-row table:style-name="ro1">
          <table:table-cell table:formula="of:=[.A28]+2" office:value-type="float" office:value="58" calcext:value-type="float">
            <text:p>58</text:p>
          </table:table-cell>
          <table:table-cell table:formula="of:=[.C28]*(4/([.A28]*([.A28]+1)*([.A28]+2)))" office:value-type="float" office:value="-0.0000216057384841414" calcext:value-type="float">
            <text:p>-2,16057384841414E-05</text:p>
          </table:table-cell>
          <table:table-cell table:formula="of:=[.C28]*-1" office:value-type="float" office:value="1" calcext:value-type="float">
            <text:p>1</text:p>
          </table:table-cell>
          <table:table-cell table:formula="of:=[.D28]+[.B29]" office:value-type="float" office:value="3.14158241824775" calcext:value-type="float">
            <text:p>3,14158241824775</text:p>
          </table:table-cell>
        </table:table-row>
        <table:table-row table:style-name="ro1">
          <table:table-cell table:formula="of:=[.A29]+2" office:value-type="float" office:value="60" calcext:value-type="float">
            <text:p>60</text:p>
          </table:table-cell>
          <table:table-cell table:formula="of:=[.C29]*(4/([.A29]*([.A29]+1)*([.A29]+2)))" office:value-type="float" office:value="0.0000194817845314631" calcext:value-type="float">
            <text:p>1,94817845314631E-05</text:p>
          </table:table-cell>
          <table:table-cell table:formula="of:=[.C29]*-1" office:value-type="float" office:value="-1" calcext:value-type="float">
            <text:p>-1</text:p>
          </table:table-cell>
          <table:table-cell table:formula="of:=[.D29]+[.B30]" office:value-type="float" office:value="3.14160190003228" calcext:value-type="float">
            <text:p>3,14160190003228</text:p>
          </table:table-cell>
        </table:table-row>
        <table:table-row table:style-name="ro1">
          <table:table-cell table:formula="of:=[.A30]+2" office:value-type="float" office:value="62" calcext:value-type="float">
            <text:p>62</text:p>
          </table:table-cell>
          <table:table-cell table:formula="of:=[.C30]*(4/([.A30]*([.A30]+1)*([.A30]+2)))" office:value-type="float" office:value="-0.0000176273576590869" calcext:value-type="float">
            <text:p>-1,76273576590869E-05</text:p>
          </table:table-cell>
          <table:table-cell table:formula="of:=[.C30]*-1" office:value-type="float" office:value="1" calcext:value-type="float">
            <text:p>1</text:p>
          </table:table-cell>
          <table:table-cell table:formula="of:=[.D30]+[.B31]" office:value-type="float" office:value="3.14158427267462" calcext:value-type="float">
            <text:p>3,14158427267462</text:p>
          </table:table-cell>
        </table:table-row>
        <table:table-row table:style-name="ro1">
          <table:table-cell table:formula="of:=[.A31]+2" office:value-type="float" office:value="64" calcext:value-type="float">
            <text:p>64</text:p>
          </table:table-cell>
          <table:table-cell table:formula="of:=[.C31]*(4/([.A31]*([.A31]+1)*([.A31]+2)))" office:value-type="float" office:value="0.0000160010240655402" calcext:value-type="float">
            <text:p>1,60010240655402E-05</text:p>
          </table:table-cell>
          <table:table-cell table:formula="of:=[.C31]*-1" office:value-type="float" office:value="-1" calcext:value-type="float">
            <text:p>-1</text:p>
          </table:table-cell>
          <table:table-cell table:formula="of:=[.D31]+[.B32]" office:value-type="float" office:value="3.14160027369869" calcext:value-type="float">
            <text:p>3,14160027369869</text:p>
          </table:table-cell>
        </table:table-row>
        <table:table-row table:style-name="ro1">
          <table:table-cell table:formula="of:=[.A32]+2" office:value-type="float" office:value="66" calcext:value-type="float">
            <text:p>66</text:p>
          </table:table-cell>
          <table:table-cell table:formula="of:=[.C32]*(4/([.A32]*([.A32]+1)*([.A32]+2)))" office:value-type="float" office:value="-0.0000145687645687646" calcext:value-type="float">
            <text:p>-1,45687645687646E-05</text:p>
          </table:table-cell>
          <table:table-cell table:formula="of:=[.C32]*-1" office:value-type="float" office:value="1" calcext:value-type="float">
            <text:p>1</text:p>
          </table:table-cell>
          <table:table-cell table:formula="of:=[.D32]+[.B33]" office:value-type="float" office:value="3.14158570493412" calcext:value-type="float">
            <text:p>3,14158570493412</text:p>
          </table:table-cell>
        </table:table-row>
        <table:table-row table:style-name="ro1">
          <table:table-cell table:formula="of:=[.A33]+2" office:value-type="float" office:value="68" calcext:value-type="float">
            <text:p>68</text:p>
          </table:table-cell>
          <table:table-cell table:formula="of:=[.C33]*(4/([.A33]*([.A33]+1)*([.A33]+2)))" office:value-type="float" office:value="0.0000133024715992231" calcext:value-type="float">
            <text:p>1,33024715992231E-05</text:p>
          </table:table-cell>
          <table:table-cell table:formula="of:=[.C33]*-1" office:value-type="float" office:value="-1" calcext:value-type="float">
            <text:p>-1</text:p>
          </table:table-cell>
          <table:table-cell table:formula="of:=[.D33]+[.B34]" office:value-type="float" office:value="3.14159900740572" calcext:value-type="float">
            <text:p>3,14159900740572</text:p>
          </table:table-cell>
        </table:table-row>
        <table:table-row table:style-name="ro1">
          <table:table-cell table:formula="of:=[.A34]+2" office:value-type="float" office:value="70" calcext:value-type="float">
            <text:p>70</text:p>
          </table:table-cell>
          <table:table-cell table:formula="of:=[.C34]*(4/([.A34]*([.A34]+1)*([.A34]+2)))" office:value-type="float" office:value="-0.0000121787845573012" calcext:value-type="float">
            <text:p>-1,21787845573012E-05</text:p>
          </table:table-cell>
          <table:table-cell table:formula="of:=[.C34]*-1" office:value-type="float" office:value="1" calcext:value-type="float">
            <text:p>1</text:p>
          </table:table-cell>
          <table:table-cell table:formula="of:=[.D34]+[.B35]" office:value-type="float" office:value="3.14158682862116" calcext:value-type="float">
            <text:p>3,14158682862116</text:p>
          </table:table-cell>
        </table:table-row>
        <table:table-row table:style-name="ro1">
          <table:table-cell table:formula="of:=[.A35]+2" office:value-type="float" office:value="72" calcext:value-type="float">
            <text:p>72</text:p>
          </table:table-cell>
          <table:table-cell table:formula="of:=[.C35]*(4/([.A35]*([.A35]+1)*([.A35]+2)))" office:value-type="float" office:value="0.0000111781801922647" calcext:value-type="float">
            <text:p>1,11781801922647E-05</text:p>
          </table:table-cell>
          <table:table-cell table:formula="of:=[.C35]*-1" office:value-type="float" office:value="-1" calcext:value-type="float">
            <text:p>-1</text:p>
          </table:table-cell>
          <table:table-cell table:formula="of:=[.D35]+[.B36]" office:value-type="float" office:value="3.14159800680135" calcext:value-type="float">
            <text:p>3,14159800680135</text:p>
          </table:table-cell>
        </table:table-row>
        <table:table-row table:style-name="ro1">
          <table:table-cell table:formula="of:=[.A36]+2" office:value-type="float" office:value="74" calcext:value-type="float">
            <text:p>74</text:p>
          </table:table-cell>
          <table:table-cell table:formula="of:=[.C36]*(4/([.A36]*([.A36]+1)*([.A36]+2)))" office:value-type="float" office:value="-0.0000102842568595993" calcext:value-type="float">
            <text:p>-1,02842568595993E-05</text:p>
          </table:table-cell>
          <table:table-cell table:formula="of:=[.C36]*-1" office:value-type="float" office:value="1" calcext:value-type="float">
            <text:p>1</text:p>
          </table:table-cell>
          <table:table-cell table:formula="of:=[.D36]+[.B37]" office:value-type="float" office:value="3.14158772254449" calcext:value-type="float">
            <text:p>3,14158772254449</text:p>
          </table:table-cell>
        </table:table-row>
        <table:table-row table:style-name="ro1">
          <table:table-cell table:formula="of:=[.A37]+2" office:value-type="float" office:value="76" calcext:value-type="float">
            <text:p>76</text:p>
          </table:table-cell>
          <table:table-cell table:formula="of:=[.C37]*(4/([.A37]*([.A37]+1)*([.A37]+2)))" office:value-type="float" office:value="0.00000948316737790422" calcext:value-type="float">
            <text:p>9,48316737790422E-06</text:p>
          </table:table-cell>
          <table:table-cell table:formula="of:=[.C37]*-1" office:value-type="float" office:value="-1" calcext:value-type="float">
            <text:p>-1</text:p>
          </table:table-cell>
          <table:table-cell table:formula="of:=[.D37]+[.B38]" office:value-type="float" office:value="3.14159720571187" calcext:value-type="float">
            <text:p>3,14159720571187</text:p>
          </table:table-cell>
        </table:table-row>
        <table:table-row table:style-name="ro1">
          <table:table-cell table:formula="of:=[.A38]+2" office:value-type="float" office:value="78" calcext:value-type="float">
            <text:p>78</text:p>
          </table:table-cell>
          <table:table-cell table:formula="of:=[.C38]*(4/([.A38]*([.A38]+1)*([.A38]+2)))" office:value-type="float" office:value="-0.0000087631666579035" calcext:value-type="float">
            <text:p>-8,7631666579035E-06</text:p>
          </table:table-cell>
          <table:table-cell table:formula="of:=[.C38]*-1" office:value-type="float" office:value="1" calcext:value-type="float">
            <text:p>1</text:p>
          </table:table-cell>
          <table:table-cell table:formula="of:=[.D38]+[.B39]" office:value-type="float" office:value="3.14158844254521" calcext:value-type="float">
            <text:p>3,14158844254521</text:p>
          </table:table-cell>
        </table:table-row>
        <table:table-row table:style-name="ro1">
          <table:table-cell table:formula="of:=[.A39]+2" office:value-type="float" office:value="80" calcext:value-type="float">
            <text:p>80</text:p>
          </table:table-cell>
          <table:table-cell table:formula="of:=[.C39]*(4/([.A39]*([.A39]+1)*([.A39]+2)))" office:value-type="float" office:value="0.00000811424862057774" calcext:value-type="float">
            <text:p>8,11424862057774E-06</text:p>
          </table:table-cell>
          <table:table-cell table:formula="of:=[.C39]*-1" office:value-type="float" office:value="-1" calcext:value-type="float">
            <text:p>-1</text:p>
          </table:table-cell>
          <table:table-cell table:formula="of:=[.D39]+[.B40]" office:value-type="float" office:value="3.14159655679383" calcext:value-type="float">
            <text:p>3,14159655679383</text:p>
          </table:table-cell>
        </table:table-row>
        <table:table-row table:style-name="ro1">
          <table:table-cell table:formula="of:=[.A40]+2" office:value-type="float" office:value="82" calcext:value-type="float">
            <text:p>82</text:p>
          </table:table-cell>
          <table:table-cell table:formula="of:=[.C40]*(4/([.A40]*([.A40]+1)*([.A40]+2)))" office:value-type="float" office:value="-0.00000752785305630834" calcext:value-type="float">
            <text:p>-7,52785305630834E-06</text:p>
          </table:table-cell>
          <table:table-cell table:formula="of:=[.C40]*-1" office:value-type="float" office:value="1" calcext:value-type="float">
            <text:p>1</text:p>
          </table:table-cell>
          <table:table-cell table:formula="of:=[.D40]+[.B41]" office:value-type="float" office:value="3.14158902894078" calcext:value-type="float">
            <text:p>3,14158902894078</text:p>
          </table:table-cell>
        </table:table-row>
        <table:table-row table:style-name="ro1">
          <table:table-cell table:formula="of:=[.A41]+2" office:value-type="float" office:value="84" calcext:value-type="float">
            <text:p>84</text:p>
          </table:table-cell>
          <table:table-cell table:formula="of:=[.C41]*(4/([.A41]*([.A41]+1)*([.A41]+2)))" office:value-type="float" office:value="0.00000699662762548452" calcext:value-type="float">
            <text:p>6,99662762548452E-06</text:p>
          </table:table-cell>
          <table:table-cell table:formula="of:=[.C41]*-1" office:value-type="float" office:value="-1" calcext:value-type="float">
            <text:p>-1</text:p>
          </table:table-cell>
          <table:table-cell table:formula="of:=[.D41]+[.B42]" office:value-type="float" office:value="3.1415960255684" calcext:value-type="float">
            <text:p>3,1415960255684</text:p>
          </table:table-cell>
        </table:table-row>
        <table:table-row table:style-name="ro1">
          <table:table-cell table:formula="of:=[.A42]+2" office:value-type="float" office:value="86" calcext:value-type="float">
            <text:p>86</text:p>
          </table:table-cell>
          <table:table-cell table:formula="of:=[.C42]*(4/([.A42]*([.A42]+1)*([.A42]+2)))" office:value-type="float" office:value="-0.00000651423360041691" calcext:value-type="float">
            <text:p>-6,51423360041691E-06</text:p>
          </table:table-cell>
          <table:table-cell table:formula="of:=[.C42]*-1" office:value-type="float" office:value="1" calcext:value-type="float">
            <text:p>1</text:p>
          </table:table-cell>
          <table:table-cell table:formula="of:=[.D42]+[.B43]" office:value-type="float" office:value="3.1415895113348" calcext:value-type="float">
            <text:p>3,1415895113348</text:p>
          </table:table-cell>
        </table:table-row>
        <table:table-row table:style-name="ro1">
          <table:table-cell table:formula="of:=[.A43]+2" office:value-type="float" office:value="88" calcext:value-type="float">
            <text:p>88</text:p>
          </table:table-cell>
          <table:table-cell table:formula="of:=[.C43]*(4/([.A43]*([.A43]+1)*([.A43]+2)))" office:value-type="float" office:value="0.0000060751865082258" calcext:value-type="float">
            <text:p>6,0751865082258E-06</text:p>
          </table:table-cell>
          <table:table-cell table:formula="of:=[.C43]*-1" office:value-type="float" office:value="-1" calcext:value-type="float">
            <text:p>-1</text:p>
          </table:table-cell>
          <table:table-cell table:formula="of:=[.D43]+[.B44]" office:value-type="float" office:value="3.14159558652131" calcext:value-type="float">
            <text:p>3,14159558652131</text:p>
          </table:table-cell>
        </table:table-row>
        <table:table-row table:style-name="ro1">
          <table:table-cell table:formula="of:=[.A44]+2" office:value-type="float" office:value="90" calcext:value-type="float">
            <text:p>90</text:p>
          </table:table-cell>
          <table:table-cell table:formula="of:=[.C44]*(4/([.A44]*([.A44]+1)*([.A44]+2)))" office:value-type="float" office:value="-0.00000567472477584837" calcext:value-type="float">
            <text:p>-5,67472477584837E-06</text:p>
          </table:table-cell>
          <table:table-cell table:formula="of:=[.C44]*-1" office:value-type="float" office:value="1" calcext:value-type="float">
            <text:p>1</text:p>
          </table:table-cell>
          <table:table-cell table:formula="of:=[.D44]+[.B45]" office:value-type="float" office:value="3.14158991179653" calcext:value-type="float">
            <text:p>3,14158991179653</text:p>
          </table:table-cell>
        </table:table-row>
        <table:table-row table:style-name="ro1">
          <table:table-cell table:formula="of:=[.A45]+2" office:value-type="float" office:value="92" calcext:value-type="float">
            <text:p>92</text:p>
          </table:table-cell>
          <table:table-cell table:formula="of:=[.C45]*(4/([.A45]*([.A45]+1)*([.A45]+2)))" office:value-type="float" office:value="0.00000530870096087487" calcext:value-type="float">
            <text:p>5,30870096087487E-06</text:p>
          </table:table-cell>
          <table:table-cell table:formula="of:=[.C45]*-1" office:value-type="float" office:value="-1" calcext:value-type="float">
            <text:p>-1</text:p>
          </table:table-cell>
          <table:table-cell table:formula="of:=[.D45]+[.B46]" office:value-type="float" office:value="3.14159522049749" calcext:value-type="float">
            <text:p>3,14159522049749</text:p>
          </table:table-cell>
        </table:table-row>
        <table:table-row table:style-name="ro1">
          <table:table-cell table:formula="of:=[.A46]+2" office:value-type="float" office:value="94" calcext:value-type="float">
            <text:p>94</text:p>
          </table:table-cell>
          <table:table-cell table:formula="of:=[.C46]*(4/([.A46]*([.A46]+1)*([.A46]+2)))" office:value-type="float" office:value="-0.00000497349129141675" calcext:value-type="float">
            <text:p>-4,97349129141675E-06</text:p>
          </table:table-cell>
          <table:table-cell table:formula="of:=[.C46]*-1" office:value-type="float" office:value="1" calcext:value-type="float">
            <text:p>1</text:p>
          </table:table-cell>
          <table:table-cell table:formula="of:=[.D46]+[.B47]" office:value-type="float" office:value="3.1415902470062" calcext:value-type="float">
            <text:p>3,1415902470062</text:p>
          </table:table-cell>
        </table:table-row>
        <table:table-row table:style-name="ro1">
          <table:table-cell table:formula="of:=[.A47]+2" office:value-type="float" office:value="96" calcext:value-type="float">
            <text:p>96</text:p>
          </table:table-cell>
          <table:table-cell table:formula="of:=[.C47]*(4/([.A47]*([.A47]+1)*([.A47]+2)))" office:value-type="float" office:value="0.00000466592011944756" calcext:value-type="float">
            <text:p>4,66592011944756E-06</text:p>
          </table:table-cell>
          <table:table-cell table:formula="of:=[.C47]*-1" office:value-type="float" office:value="-1" calcext:value-type="float">
            <text:p>-1</text:p>
          </table:table-cell>
          <table:table-cell table:formula="of:=[.D47]+[.B48]" office:value-type="float" office:value="3.14159491292632" calcext:value-type="float">
            <text:p>3,14159491292632</text:p>
          </table:table-cell>
        </table:table-row>
        <table:table-row table:style-name="ro1">
          <table:table-cell table:formula="of:=[.A48]+2" office:value-type="float" office:value="98" calcext:value-type="float">
            <text:p>98</text:p>
          </table:table-cell>
          <table:table-cell table:formula="of:=[.C48]*(4/([.A48]*([.A48]+1)*([.A48]+2)))" office:value-type="float" office:value="-0.00000438319657760011" calcext:value-type="float">
            <text:p>-4,38319657760011E-06</text:p>
          </table:table-cell>
          <table:table-cell table:formula="of:=[.C48]*-1" office:value-type="float" office:value="1" calcext:value-type="float">
            <text:p>1</text:p>
          </table:table-cell>
          <table:table-cell table:formula="of:=[.D48]+[.B49]" office:value-type="float" office:value="3.14159052972974" calcext:value-type="float">
            <text:p>3,14159052972974</text:p>
          </table:table-cell>
        </table:table-row>
        <table:table-row table:style-name="ro1">
          <table:table-cell table:formula="of:=[.A49]+2" office:value-type="float" office:value="100" calcext:value-type="float">
            <text:p>100</text:p>
          </table:table-cell>
          <table:table-cell table:formula="of:=[.C49]*(4/([.A49]*([.A49]+1)*([.A49]+2)))" office:value-type="float" office:value="0.00000412286126571841" calcext:value-type="float">
            <text:p>4,12286126571841E-06</text:p>
          </table:table-cell>
          <table:table-cell table:formula="of:=[.C49]*-1" office:value-type="float" office:value="-1" calcext:value-type="float">
            <text:p>-1</text:p>
          </table:table-cell>
          <table:table-cell table:formula="of:=[.D49]+[.B50]" office:value-type="float" office:value="3.14159465259101" calcext:value-type="float">
            <text:p>3,14159465259101</text:p>
          </table:table-cell>
        </table:table-row>
        <table:table-row table:style-name="ro1">
          <table:table-cell table:formula="of:=[.A50]+2" office:value-type="float" office:value="102" calcext:value-type="float">
            <text:p>102</text:p>
          </table:table-cell>
          <table:table-cell table:formula="of:=[.C50]*(4/([.A50]*([.A50]+1)*([.A50]+2)))" office:value-type="float" office:value="-0.000003882741215298" calcext:value-type="float">
            <text:p>-3,882741215298E-06</text:p>
          </table:table-cell>
          <table:table-cell table:formula="of:=[.C50]*-1" office:value-type="float" office:value="1" calcext:value-type="float">
            <text:p>1</text:p>
          </table:table-cell>
          <table:table-cell table:formula="of:=[.D50]+[.B51]" office:value-type="float" office:value="3.1415907698498" calcext:value-type="float">
            <text:p>3,1415907698498</text:p>
          </table:table-cell>
        </table:table-row>
        <table:table-row table:style-name="ro1">
          <table:table-cell table:formula="of:=[.A51]+2" office:value-type="float" office:value="104" calcext:value-type="float">
            <text:p>104</text:p>
          </table:table-cell>
          <table:table-cell table:formula="of:=[.C51]*(4/([.A51]*([.A51]+1)*([.A51]+2)))" office:value-type="float" office:value="0.00000366091171345312" calcext:value-type="float">
            <text:p>3,66091171345312E-06</text:p>
          </table:table-cell>
          <table:table-cell table:formula="of:=[.C51]*-1" office:value-type="float" office:value="-1" calcext:value-type="float">
            <text:p>-1</text:p>
          </table:table-cell>
          <table:table-cell table:formula="of:=[.D51]+[.B52]" office:value-type="float" office:value="3.14159443076151" calcext:value-type="float">
            <text:p>3,14159443076151</text:p>
          </table:table-cell>
        </table:table-row>
        <table:table-row table:style-name="ro1">
          <table:table-cell table:formula="of:=[.A52]+2" office:value-type="float" office:value="106" calcext:value-type="float">
            <text:p>106</text:p>
          </table:table-cell>
          <table:table-cell table:formula="of:=[.C52]*(4/([.A52]*([.A52]+1)*([.A52]+2)))" office:value-type="float" office:value="-0.00000345566383302232" calcext:value-type="float">
            <text:p>-3,45566383302232E-06</text:p>
          </table:table-cell>
          <table:table-cell table:formula="of:=[.C52]*-1" office:value-type="float" office:value="1" calcext:value-type="float">
            <text:p>1</text:p>
          </table:table-cell>
          <table:table-cell table:formula="of:=[.D52]+[.B53]" office:value-type="float" office:value="3.14159097509768" calcext:value-type="float">
            <text:p>3,14159097509768</text:p>
          </table:table-cell>
        </table:table-row>
        <table:table-row table:style-name="ro1">
          <table:table-cell table:formula="of:=[.A53]+2" office:value-type="float" office:value="108" calcext:value-type="float">
            <text:p>108</text:p>
          </table:table-cell>
          <table:table-cell table:formula="of:=[.C53]*(4/([.A53]*([.A53]+1)*([.A53]+2)))" office:value-type="float" office:value="0.00000326547672694737" calcext:value-type="float">
            <text:p>3,26547672694737E-06</text:p>
          </table:table-cell>
          <table:table-cell table:formula="of:=[.C53]*-1" office:value-type="float" office:value="-1" calcext:value-type="float">
            <text:p>-1</text:p>
          </table:table-cell>
          <table:table-cell table:formula="of:=[.D53]+[.B54]" office:value-type="float" office:value="3.1415942405744" calcext:value-type="float">
            <text:p>3,1415942405744</text:p>
          </table:table-cell>
        </table:table-row>
        <table:table-row table:style-name="ro1">
          <table:table-cell table:formula="of:=[.A54]+2" office:value-type="float" office:value="110" calcext:value-type="float">
            <text:p>110</text:p>
          </table:table-cell>
          <table:table-cell table:formula="of:=[.C54]*(4/([.A54]*([.A54]+1)*([.A54]+2)))" office:value-type="float" office:value="-0.00000308899391468199" calcext:value-type="float">
            <text:p>-3,08899391468199E-06</text:p>
          </table:table-cell>
          <table:table-cell table:formula="of:=[.C54]*-1" office:value-type="float" office:value="1" calcext:value-type="float">
            <text:p>1</text:p>
          </table:table-cell>
          <table:table-cell table:formula="of:=[.D54]+[.B55]" office:value-type="float" office:value="3.14159115158049" calcext:value-type="float">
            <text:p>3,14159115158049</text:p>
          </table:table-cell>
        </table:table-row>
        <table:table-row table:style-name="ro1">
          <table:table-cell table:formula="of:=[.A55]+2" office:value-type="float" office:value="112" calcext:value-type="float">
            <text:p>112</text:p>
          </table:table-cell>
          <table:table-cell table:formula="of:=[.C55]*(4/([.A55]*([.A55]+1)*([.A55]+2)))" office:value-type="float" office:value="0.00000292500292500292" calcext:value-type="float">
            <text:p>2,92500292500292E-06</text:p>
          </table:table-cell>
          <table:table-cell table:formula="of:=[.C55]*-1" office:value-type="float" office:value="-1" calcext:value-type="float">
            <text:p>-1</text:p>
          </table:table-cell>
          <table:table-cell table:formula="of:=[.D55]+[.B56]" office:value-type="float" office:value="3.14159407658341" calcext:value-type="float">
            <text:p>3,14159407658341</text:p>
          </table:table-cell>
        </table:table-row>
        <table:table-row table:style-name="ro1">
          <table:table-cell table:formula="of:=[.A56]+2" office:value-type="float" office:value="114" calcext:value-type="float">
            <text:p>114</text:p>
          </table:table-cell>
          <table:table-cell table:formula="of:=[.C56]*(4/([.A56]*([.A56]+1)*([.A56]+2)))" office:value-type="float" office:value="-0.00000277241777008894" calcext:value-type="float">
            <text:p>-2,77241777008894E-06</text:p>
          </table:table-cell>
          <table:table-cell table:formula="of:=[.C56]*-1" office:value-type="float" office:value="1" calcext:value-type="float">
            <text:p>1</text:p>
          </table:table-cell>
          <table:table-cell table:formula="of:=[.D56]+[.B57]" office:value-type="float" office:value="3.14159130416564" calcext:value-type="float">
            <text:p>3,14159130416564</text:p>
          </table:table-cell>
        </table:table-row>
        <table:table-row table:style-name="ro1">
          <table:table-cell table:formula="of:=[.A57]+2" office:value-type="float" office:value="116" calcext:value-type="float">
            <text:p>116</text:p>
          </table:table-cell>
          <table:table-cell table:formula="of:=[.C57]*(4/([.A57]*([.A57]+1)*([.A57]+2)))" office:value-type="float" office:value="0.00000263026381546069" calcext:value-type="float">
            <text:p>2,63026381546069E-06</text:p>
          </table:table-cell>
          <table:table-cell table:formula="of:=[.C57]*-1" office:value-type="float" office:value="-1" calcext:value-type="float">
            <text:p>-1</text:p>
          </table:table-cell>
          <table:table-cell table:formula="of:=[.D57]+[.B58]" office:value-type="float" office:value="3.14159393442946" calcext:value-type="float">
            <text:p>3,14159393442946</text:p>
          </table:table-cell>
        </table:table-row>
        <table:table-row table:style-name="ro1">
          <table:table-cell table:formula="of:=[.A58]+2" office:value-type="float" office:value="118" calcext:value-type="float">
            <text:p>118</text:p>
          </table:table-cell>
          <table:table-cell table:formula="of:=[.C58]*(4/([.A58]*([.A58]+1)*([.A58]+2)))" office:value-type="float" office:value="-0.00000249766468352091" calcext:value-type="float">
            <text:p>-2,49766468352091E-06</text:p>
          </table:table-cell>
          <table:table-cell table:formula="of:=[.C58]*-1" office:value-type="float" office:value="1" calcext:value-type="float">
            <text:p>1</text:p>
          </table:table-cell>
          <table:table-cell table:formula="of:=[.D58]+[.B59]" office:value-type="float" office:value="3.14159143676477" calcext:value-type="float">
            <text:p>3,14159143676477</text:p>
          </table:table-cell>
        </table:table-row>
        <table:table-row table:style-name="ro1">
          <table:table-cell table:formula="of:=[.A59]+2" office:value-type="float" office:value="120" calcext:value-type="float">
            <text:p>120</text:p>
          </table:table-cell>
          <table:table-cell table:formula="of:=[.C59]*(4/([.A59]*([.A59]+1)*([.A59]+2)))" office:value-type="float" office:value="0.00000237383088828752" calcext:value-type="float">
            <text:p>2,37383088828752E-06</text:p>
          </table:table-cell>
          <table:table-cell table:formula="of:=[.C59]*-1" office:value-type="float" office:value="-1" calcext:value-type="float">
            <text:p>-1</text:p>
          </table:table-cell>
          <table:table-cell table:formula="of:=[.D59]+[.B60]" office:value-type="float" office:value="3.14159381059566" calcext:value-type="float">
            <text:p>3,14159381059566</text:p>
          </table:table-cell>
        </table:table-row>
        <table:table-row table:style-name="ro1">
          <table:table-cell table:formula="of:=[.A60]+2" office:value-type="float" office:value="122" calcext:value-type="float">
            <text:p>122</text:p>
          </table:table-cell>
          <table:table-cell table:formula="of:=[.C60]*(4/([.A60]*([.A60]+1)*([.A60]+2)))" office:value-type="float" office:value="-0.00000225804994806485" calcext:value-type="float">
            <text:p>-2,25804994806485E-06</text:p>
          </table:table-cell>
          <table:table-cell table:formula="of:=[.C60]*-1" office:value-type="float" office:value="1" calcext:value-type="float">
            <text:p>1</text:p>
          </table:table-cell>
          <table:table-cell table:formula="of:=[.D60]+[.B61]" office:value-type="float" office:value="3.14159155254572" calcext:value-type="float">
            <text:p>3,14159155254572</text:p>
          </table:table-cell>
        </table:table-row>
        <table:table-row table:style-name="ro1">
          <table:table-cell table:formula="of:=[.A61]+2" office:value-type="float" office:value="124" calcext:value-type="float">
            <text:p>124</text:p>
          </table:table-cell>
          <table:table-cell table:formula="of:=[.C61]*(4/([.A61]*([.A61]+1)*([.A61]+2)))" office:value-type="float" office:value="0.00000214967776330328" calcext:value-type="float">
            <text:p>2,14967776330328E-06</text:p>
          </table:table-cell>
          <table:table-cell table:formula="of:=[.C61]*-1" office:value-type="float" office:value="-1" calcext:value-type="float">
            <text:p>-1</text:p>
          </table:table-cell>
          <table:table-cell table:formula="of:=[.D61]+[.B62]" office:value-type="float" office:value="3.14159370222348" calcext:value-type="float">
            <text:p>3,14159370222348</text:p>
          </table:table-cell>
        </table:table-row>
        <table:table-row table:style-name="ro1">
          <table:table-cell table:formula="of:=[.A62]+2" office:value-type="float" office:value="126" calcext:value-type="float">
            <text:p>126</text:p>
          </table:table-cell>
          <table:table-cell table:formula="of:=[.C62]*(4/([.A62]*([.A62]+1)*([.A62]+2)))" office:value-type="float" office:value="-0.00000204813108038914" calcext:value-type="float">
            <text:p>-2,04813108038914E-06</text:p>
          </table:table-cell>
          <table:table-cell table:formula="of:=[.C62]*-1" office:value-type="float" office:value="1" calcext:value-type="float">
            <text:p>1</text:p>
          </table:table-cell>
          <table:table-cell table:formula="of:=[.D62]+[.B63]" office:value-type="float" office:value="3.1415916540924" calcext:value-type="float">
            <text:p>3,1415916540924</text:p>
          </table:table-cell>
        </table:table-row>
        <table:table-row table:style-name="ro1">
          <table:table-cell table:formula="of:=[.A63]+2" office:value-type="float" office:value="128" calcext:value-type="float">
            <text:p>128</text:p>
          </table:table-cell>
          <table:table-cell table:formula="of:=[.C63]*(4/([.A63]*([.A63]+1)*([.A63]+2)))" office:value-type="float" office:value="0.00000195288088988876" calcext:value-type="float">
            <text:p>1,95288088988876E-06</text:p>
          </table:table-cell>
          <table:table-cell table:formula="of:=[.C63]*-1" office:value-type="float" office:value="-1" calcext:value-type="float">
            <text:p>-1</text:p>
          </table:table-cell>
          <table:table-cell table:formula="of:=[.D63]+[.B64]" office:value-type="float" office:value="3.14159360697329" calcext:value-type="float">
            <text:p>3,14159360697329</text:p>
          </table:table-cell>
        </table:table-row>
        <table:table-row table:style-name="ro1">
          <table:table-cell table:formula="of:=[.A64]+2" office:value-type="float" office:value="130" calcext:value-type="float">
            <text:p>130</text:p>
          </table:table-cell>
          <table:table-cell table:formula="of:=[.C64]*(4/([.A64]*([.A64]+1)*([.A64]+2)))" office:value-type="float" office:value="-0.00000186344663088849" calcext:value-type="float">
            <text:p>-1,86344663088849E-06</text:p>
          </table:table-cell>
          <table:table-cell table:formula="of:=[.C64]*-1" office:value-type="float" office:value="1" calcext:value-type="float">
            <text:p>1</text:p>
          </table:table-cell>
          <table:table-cell table:formula="of:=[.D64]+[.B65]" office:value-type="float" office:value="3.14159174352666" calcext:value-type="float">
            <text:p>3,14159174352666</text:p>
          </table:table-cell>
        </table:table-row>
        <table:table-row table:style-name="ro1">
          <table:table-cell table:formula="of:=[.A65]+2" office:value-type="float" office:value="132" calcext:value-type="float">
            <text:p>132</text:p>
          </table:table-cell>
          <table:table-cell table:formula="of:=[.C65]*(4/([.A65]*([.A65]+1)*([.A65]+2)))" office:value-type="float" office:value="0.00000177939109236819" calcext:value-type="float">
            <text:p>1,77939109236819E-06</text:p>
          </table:table-cell>
          <table:table-cell table:formula="of:=[.C65]*-1" office:value-type="float" office:value="-1" calcext:value-type="float">
            <text:p>-1</text:p>
          </table:table-cell>
          <table:table-cell table:formula="of:=[.D65]+[.B66]" office:value-type="float" office:value="3.14159352291775" calcext:value-type="float">
            <text:p>3,14159352291775</text:p>
          </table:table-cell>
        </table:table-row>
        <table:table-row table:style-name="ro1">
          <table:table-cell table:formula="of:=[.A66]+2" office:value-type="float" office:value="134" calcext:value-type="float">
            <text:p>134</text:p>
          </table:table-cell>
          <table:table-cell table:formula="of:=[.C66]*(4/([.A66]*([.A66]+1)*([.A66]+2)))" office:value-type="float" office:value="-0.00000170031591869769" calcext:value-type="float">
            <text:p>-1,70031591869769E-06</text:p>
          </table:table-cell>
          <table:table-cell table:formula="of:=[.C66]*-1" office:value-type="float" office:value="1" calcext:value-type="float">
            <text:p>1</text:p>
          </table:table-cell>
          <table:table-cell table:formula="of:=[.D66]+[.B67]" office:value-type="float" office:value="3.14159182260183" calcext:value-type="float">
            <text:p>3,14159182260183</text:p>
          </table:table-cell>
        </table:table-row>
        <table:table-row table:style-name="ro1">
          <table:table-cell table:formula="of:=[.A67]+2" office:value-type="float" office:value="136" calcext:value-type="float">
            <text:p>136</text:p>
          </table:table-cell>
          <table:table-cell table:formula="of:=[.C67]*(4/([.A67]*([.A67]+1)*([.A67]+2)))" office:value-type="float" office:value="0.00000162585763990505" calcext:value-type="float">
            <text:p>1,62585763990505E-06</text:p>
          </table:table-cell>
          <table:table-cell table:formula="of:=[.C67]*-1" office:value-type="float" office:value="-1" calcext:value-type="float">
            <text:p>-1</text:p>
          </table:table-cell>
          <table:table-cell table:formula="of:=[.D67]+[.B68]" office:value-type="float" office:value="3.14159344845947" calcext:value-type="float">
            <text:p>3,14159344845947</text:p>
          </table:table-cell>
        </table:table-row>
        <table:table-row table:style-name="ro1">
          <table:table-cell table:formula="of:=[.A68]+2" office:value-type="float" office:value="138" calcext:value-type="float">
            <text:p>138</text:p>
          </table:table-cell>
          <table:table-cell table:formula="of:=[.C68]*(4/([.A68]*([.A68]+1)*([.A68]+2)))" office:value-type="float" office:value="-0.00000155568415877935" calcext:value-type="float">
            <text:p>-1,55568415877935E-06</text:p>
          </table:table-cell>
          <table:table-cell table:formula="of:=[.C68]*-1" office:value-type="float" office:value="1" calcext:value-type="float">
            <text:p>1</text:p>
          </table:table-cell>
          <table:table-cell table:formula="of:=[.D68]+[.B69]" office:value-type="float" office:value="3.14159189277531" calcext:value-type="float">
            <text:p>3,14159189277531</text:p>
          </table:table-cell>
        </table:table-row>
        <table:table-row table:style-name="ro1">
          <table:table-cell table:formula="of:=[.A69]+2" office:value-type="float" office:value="140" calcext:value-type="float">
            <text:p>140</text:p>
          </table:table-cell>
          <table:table-cell table:formula="of:=[.C69]*(4/([.A69]*([.A69]+1)*([.A69]+2)))" office:value-type="float" office:value="0.00000148949163650446" calcext:value-type="float">
            <text:p>1,48949163650446E-06</text:p>
          </table:table-cell>
          <table:table-cell table:formula="of:=[.C69]*-1" office:value-type="float" office:value="-1" calcext:value-type="float">
            <text:p>-1</text:p>
          </table:table-cell>
          <table:table-cell table:formula="of:=[.D69]+[.B70]" office:value-type="float" office:value="3.14159338226695" calcext:value-type="float">
            <text:p>3,14159338226695</text:p>
          </table:table-cell>
        </table:table-row>
        <table:table-row table:style-name="ro1">
          <table:table-cell table:formula="of:=[.A70]+2" office:value-type="float" office:value="142" calcext:value-type="float">
            <text:p>142</text:p>
          </table:table-cell>
          <table:table-cell table:formula="of:=[.C70]*(4/([.A70]*([.A70]+1)*([.A70]+2)))" office:value-type="float" office:value="-0.00000142700172667209" calcext:value-type="float">
            <text:p>-1,42700172667209E-06</text:p>
          </table:table-cell>
          <table:table-cell table:formula="of:=[.C70]*-1" office:value-type="float" office:value="1" calcext:value-type="float">
            <text:p>1</text:p>
          </table:table-cell>
          <table:table-cell table:formula="of:=[.D70]+[.B71]" office:value-type="float" office:value="3.14159195526522" calcext:value-type="float">
            <text:p>3,14159195526522</text:p>
          </table:table-cell>
        </table:table-row>
        <table:table-row table:style-name="ro1">
          <table:table-cell table:formula="of:=[.A71]+2" office:value-type="float" office:value="144" calcext:value-type="float">
            <text:p>144</text:p>
          </table:table-cell>
          <table:table-cell table:formula="of:=[.C71]*(4/([.A71]*([.A71]+1)*([.A71]+2)))" office:value-type="float" office:value="0.00000136795911443799" calcext:value-type="float">
            <text:p>1,36795911443799E-06</text:p>
          </table:table-cell>
          <table:table-cell table:formula="of:=[.C71]*-1" office:value-type="float" office:value="-1" calcext:value-type="float">
            <text:p>-1</text:p>
          </table:table-cell>
          <table:table-cell table:formula="of:=[.D71]+[.B72]" office:value-type="float" office:value="3.14159332322434" calcext:value-type="float">
            <text:p>3,14159332322434</text:p>
          </table:table-cell>
        </table:table-row>
        <table:table-row table:style-name="ro1">
          <table:table-cell table:formula="of:=[.A72]+2" office:value-type="float" office:value="146" calcext:value-type="float">
            <text:p>146</text:p>
          </table:table-cell>
          <table:table-cell table:formula="of:=[.C72]*(4/([.A72]*([.A72]+1)*([.A72]+2)))" office:value-type="float" office:value="-0.00000131212932346612" calcext:value-type="float">
            <text:p>-1,31212932346612E-06</text:p>
          </table:table-cell>
          <table:table-cell table:formula="of:=[.C72]*-1" office:value-type="float" office:value="1" calcext:value-type="float">
            <text:p>1</text:p>
          </table:table-cell>
          <table:table-cell table:formula="of:=[.D72]+[.B73]" office:value-type="float" office:value="3.14159201109501" calcext:value-type="float">
            <text:p>3,14159201109501</text:p>
          </table:table-cell>
        </table:table-row>
        <table:table-row table:style-name="ro1">
          <table:table-cell table:formula="of:=[.A73]+2" office:value-type="float" office:value="148" calcext:value-type="float">
            <text:p>148</text:p>
          </table:table-cell>
          <table:table-cell table:formula="of:=[.C73]*(4/([.A73]*([.A73]+1)*([.A73]+2)))" office:value-type="float" office:value="0.00000125929675831828" calcext:value-type="float">
            <text:p>1,25929675831828E-06</text:p>
          </table:table-cell>
          <table:table-cell table:formula="of:=[.C73]*-1" office:value-type="float" office:value="-1" calcext:value-type="float">
            <text:p>-1</text:p>
          </table:table-cell>
          <table:table-cell table:formula="of:=[.D73]+[.B74]" office:value-type="float" office:value="3.14159327039177" calcext:value-type="float">
            <text:p>3,14159327039177</text:p>
          </table:table-cell>
        </table:table-row>
        <table:table-row table:style-name="ro1">
          <table:table-cell table:formula="of:=[.A74]+2" office:value-type="float" office:value="150" calcext:value-type="float">
            <text:p>150</text:p>
          </table:table-cell>
          <table:table-cell table:formula="of:=[.C74]*(4/([.A74]*([.A74]+1)*([.A74]+2)))" office:value-type="float" office:value="-0.0000012092629542294" calcext:value-type="float">
            <text:p>-1,2092629542294E-06</text:p>
          </table:table-cell>
          <table:table-cell table:formula="of:=[.C74]*-1" office:value-type="float" office:value="1" calcext:value-type="float">
            <text:p>1</text:p>
          </table:table-cell>
          <table:table-cell table:formula="of:=[.D74]+[.B75]" office:value-type="float" office:value="3.14159206112882" calcext:value-type="float">
            <text:p>3,14159206112882</text:p>
          </table:table-cell>
        </table:table-row>
        <table:table-row table:style-name="ro1">
          <table:table-cell table:formula="of:=[.A75]+2" office:value-type="float" office:value="152" calcext:value-type="float">
            <text:p>152</text:p>
          </table:table-cell>
          <table:table-cell table:formula="of:=[.C75]*(4/([.A75]*([.A75]+1)*([.A75]+2)))" office:value-type="float" office:value="0.00000116184500987568" calcext:value-type="float">
            <text:p>1,16184500987568E-06</text:p>
          </table:table-cell>
          <table:table-cell table:formula="of:=[.C75]*-1" office:value-type="float" office:value="-1" calcext:value-type="float">
            <text:p>-1</text:p>
          </table:table-cell>
          <table:table-cell table:formula="of:=[.D75]+[.B76]" office:value-type="float" office:value="3.14159322297383" calcext:value-type="float">
            <text:p>3,14159322297383</text:p>
          </table:table-cell>
        </table:table-row>
        <table:table-row table:style-name="ro1">
          <table:table-cell table:formula="of:=[.A76]+2" office:value-type="float" office:value="154" calcext:value-type="float">
            <text:p>154</text:p>
          </table:table-cell>
          <table:table-cell table:formula="of:=[.C76]*(4/([.A76]*([.A76]+1)*([.A76]+2)))" office:value-type="float" office:value="-0.00000111687418188966" calcext:value-type="float">
            <text:p>-1,11687418188966E-06</text:p>
          </table:table-cell>
          <table:table-cell table:formula="of:=[.C76]*-1" office:value-type="float" office:value="1" calcext:value-type="float">
            <text:p>1</text:p>
          </table:table-cell>
          <table:table-cell table:formula="of:=[.D76]+[.B77]" office:value-type="float" office:value="3.14159210609965" calcext:value-type="float">
            <text:p>3,14159210609965</text:p>
          </table:table-cell>
        </table:table-row>
        <table:table-row table:style-name="ro1">
          <table:table-cell table:formula="of:=[.A77]+2" office:value-type="float" office:value="156" calcext:value-type="float">
            <text:p>156</text:p>
          </table:table-cell>
          <table:table-cell table:formula="of:=[.C77]*(4/([.A77]*([.A77]+1)*([.A77]+2)))" office:value-type="float" office:value="0.00000107419462258172" calcext:value-type="float">
            <text:p>1,07419462258172E-06</text:p>
          </table:table-cell>
          <table:table-cell table:formula="of:=[.C77]*-1" office:value-type="float" office:value="-1" calcext:value-type="float">
            <text:p>-1</text:p>
          </table:table-cell>
          <table:table-cell table:formula="of:=[.D77]+[.B78]" office:value-type="float" office:value="3.14159318029427" calcext:value-type="float">
            <text:p>3,14159318029427</text:p>
          </table:table-cell>
        </table:table-row>
        <table:table-row table:style-name="ro1">
          <table:table-cell table:formula="of:=[.A78]+2" office:value-type="float" office:value="158" calcext:value-type="float">
            <text:p>158</text:p>
          </table:table-cell>
          <table:table-cell table:formula="of:=[.C78]*(4/([.A78]*([.A78]+1)*([.A78]+2)))" office:value-type="float" office:value="-0.00000103366224465958" calcext:value-type="float">
            <text:p>-1,03366224465958E-06</text:p>
          </table:table-cell>
          <table:table-cell table:formula="of:=[.C78]*-1" office:value-type="float" office:value="1" calcext:value-type="float">
            <text:p>1</text:p>
          </table:table-cell>
          <table:table-cell table:formula="of:=[.D78]+[.B79]" office:value-type="float" office:value="3.14159214663202" calcext:value-type="float">
            <text:p>3,14159214663202</text:p>
          </table:table-cell>
        </table:table-row>
        <table:table-row table:style-name="ro1">
          <table:table-cell table:formula="of:=[.A79]+2" office:value-type="float" office:value="160" calcext:value-type="float">
            <text:p>160</text:p>
          </table:table-cell>
          <table:table-cell table:formula="of:=[.C79]*(4/([.A79]*([.A79]+1)*([.A79]+2)))" office:value-type="float" office:value="0.0000009951436987501" calcext:value-type="float">
            <text:p>9,951436987501E-07</text:p>
          </table:table-cell>
          <table:table-cell table:formula="of:=[.C79]*-1" office:value-type="float" office:value="-1" calcext:value-type="float">
            <text:p>-1</text:p>
          </table:table-cell>
          <table:table-cell table:formula="of:=[.D79]+[.B80]" office:value-type="float" office:value="3.14159314177572" calcext:value-type="float">
            <text:p>3,14159314177572</text:p>
          </table:table-cell>
        </table:table-row>
        <table:table-row table:style-name="ro1">
          <table:table-cell table:formula="of:=[.A80]+2" office:value-type="float" office:value="162" calcext:value-type="float">
            <text:p>162</text:p>
          </table:table-cell>
          <table:table-cell table:formula="of:=[.C80]*(4/([.A80]*([.A80]+1)*([.A80]+2)))" office:value-type="float" office:value="-0.000000958515451269074" calcext:value-type="float">
            <text:p>-9,58515451269074E-07</text:p>
          </table:table-cell>
          <table:table-cell table:formula="of:=[.C80]*-1" office:value-type="float" office:value="1" calcext:value-type="float">
            <text:p>1</text:p>
          </table:table-cell>
          <table:table-cell table:formula="of:=[.D80]+[.B81]" office:value-type="float" office:value="3.14159218326027" calcext:value-type="float">
            <text:p>3,14159218326027</text:p>
          </table:table-cell>
        </table:table-row>
        <table:table-row table:style-name="ro1">
          <table:table-cell table:formula="of:=[.A81]+2" office:value-type="float" office:value="164" calcext:value-type="float">
            <text:p>164</text:p>
          </table:table-cell>
          <table:table-cell table:formula="of:=[.C81]*(4/([.A81]*([.A81]+1)*([.A81]+2)))" office:value-type="float" office:value="0.000000923662951694275" calcext:value-type="float">
            <text:p>9,23662951694275E-07</text:p>
          </table:table-cell>
          <table:table-cell table:formula="of:=[.C81]*-1" office:value-type="float" office:value="-1" calcext:value-type="float">
            <text:p>-1</text:p>
          </table:table-cell>
          <table:table-cell table:formula="of:=[.D81]+[.B82]" office:value-type="float" office:value="3.14159310692322" calcext:value-type="float">
            <text:p>3,14159310692322</text:p>
          </table:table-cell>
        </table:table-row>
        <table:table-row table:style-name="ro1">
          <table:table-cell table:formula="of:=[.A82]+2" office:value-type="float" office:value="166" calcext:value-type="float">
            <text:p>166</text:p>
          </table:table-cell>
          <table:table-cell table:formula="of:=[.C82]*(4/([.A82]*([.A82]+1)*([.A82]+2)))" office:value-type="float" office:value="-0.00000089047987960712" calcext:value-type="float">
            <text:p>-8,9047987960712E-07</text:p>
          </table:table-cell>
          <table:table-cell table:formula="of:=[.C82]*-1" office:value-type="float" office:value="1" calcext:value-type="float">
            <text:p>1</text:p>
          </table:table-cell>
          <table:table-cell table:formula="of:=[.D82]+[.B83]" office:value-type="float" office:value="3.14159221644334" calcext:value-type="float">
            <text:p>3,14159221644334</text:p>
          </table:table-cell>
        </table:table-row>
        <table:table-row table:style-name="ro1">
          <table:table-cell table:formula="of:=[.A83]+2" office:value-type="float" office:value="168" calcext:value-type="float">
            <text:p>168</text:p>
          </table:table-cell>
          <table:table-cell table:formula="of:=[.C83]*(4/([.A83]*([.A83]+1)*([.A83]+2)))" office:value-type="float" office:value="0.000000858867463008578" calcext:value-type="float">
            <text:p>8,58867463008578E-07</text:p>
          </table:table-cell>
          <table:table-cell table:formula="of:=[.C83]*-1" office:value-type="float" office:value="-1" calcext:value-type="float">
            <text:p>-1</text:p>
          </table:table-cell>
          <table:table-cell table:formula="of:=[.D83]+[.B84]" office:value-type="float" office:value="3.14159307531081" calcext:value-type="float">
            <text:p>3,14159307531081</text:p>
          </table:table-cell>
        </table:table-row>
        <table:table-row table:style-name="ro1">
          <table:table-cell table:formula="of:=[.A84]+2" office:value-type="float" office:value="170" calcext:value-type="float">
            <text:p>170</text:p>
          </table:table-cell>
          <table:table-cell table:formula="of:=[.C84]*(4/([.A84]*([.A84]+1)*([.A84]+2)))" office:value-type="float" office:value="-0.000000828733860408069" calcext:value-type="float">
            <text:p>-8,28733860408069E-07</text:p>
          </table:table-cell>
          <table:table-cell table:formula="of:=[.C84]*-1" office:value-type="float" office:value="1" calcext:value-type="float">
            <text:p>1</text:p>
          </table:table-cell>
          <table:table-cell table:formula="of:=[.D84]+[.B85]" office:value-type="float" office:value="3.14159224657695" calcext:value-type="float">
            <text:p>3,14159224657695</text:p>
          </table:table-cell>
        </table:table-row>
        <table:table-row table:style-name="ro1">
          <table:table-cell table:formula="of:=[.A85]+2" office:value-type="float" office:value="172" calcext:value-type="float">
            <text:p>172</text:p>
          </table:table-cell>
          <table:table-cell table:formula="of:=[.C85]*(4/([.A85]*([.A85]+1)*([.A85]+2)))" office:value-type="float" office:value="0.0000007999936000512" calcext:value-type="float">
            <text:p>7,999936000512E-07</text:p>
          </table:table-cell>
          <table:table-cell table:formula="of:=[.C85]*-1" office:value-type="float" office:value="-1" calcext:value-type="float">
            <text:p>-1</text:p>
          </table:table-cell>
          <table:table-cell table:formula="of:=[.D85]+[.B86]" office:value-type="float" office:value="3.14159304657055" calcext:value-type="float">
            <text:p>3,14159304657055</text:p>
          </table:table-cell>
        </table:table-row>
        <table:table-row table:style-name="ro1">
          <table:table-cell table:formula="of:=[.A86]+2" office:value-type="float" office:value="174" calcext:value-type="float">
            <text:p>174</text:p>
          </table:table-cell>
          <table:table-cell table:formula="of:=[.C86]*(4/([.A86]*([.A86]+1)*([.A86]+2)))" office:value-type="float" office:value="-0.000000772567070410218" calcext:value-type="float">
            <text:p>-7,72567070410218E-07</text:p>
          </table:table-cell>
          <table:table-cell table:formula="of:=[.C86]*-1" office:value-type="float" office:value="1" calcext:value-type="float">
            <text:p>1</text:p>
          </table:table-cell>
          <table:table-cell table:formula="of:=[.D86]+[.B87]" office:value-type="float" office:value="3.14159227400348" calcext:value-type="float">
            <text:p>3,14159227400348</text:p>
          </table:table-cell>
        </table:table-row>
        <table:table-row table:style-name="ro1">
          <table:table-cell table:formula="of:=[.A87]+2" office:value-type="float" office:value="176" calcext:value-type="float">
            <text:p>176</text:p>
          </table:table-cell>
          <table:table-cell table:formula="of:=[.C87]*(4/([.A87]*([.A87]+1)*([.A87]+2)))" office:value-type="float" office:value="0.000000746380056724884" calcext:value-type="float">
            <text:p>7,46380056724884E-07</text:p>
          </table:table-cell>
          <table:table-cell table:formula="of:=[.C87]*-1" office:value-type="float" office:value="-1" calcext:value-type="float">
            <text:p>-1</text:p>
          </table:table-cell>
          <table:table-cell table:formula="of:=[.D87]+[.B88]" office:value-type="float" office:value="3.14159302038353" calcext:value-type="float">
            <text:p>3,14159302038353</text:p>
          </table:table-cell>
        </table:table-row>
        <table:table-row table:style-name="ro1">
          <table:table-cell table:formula="of:=[.A88]+2" office:value-type="float" office:value="178" calcext:value-type="float">
            <text:p>178</text:p>
          </table:table-cell>
          <table:table-cell table:formula="of:=[.C88]*(4/([.A88]*([.A88]+1)*([.A88]+2)))" office:value-type="float" office:value="-0.000000721363318963776" calcext:value-type="float">
            <text:p>-7,21363318963776E-07</text:p>
          </table:table-cell>
          <table:table-cell table:formula="of:=[.C88]*-1" office:value-type="float" office:value="1" calcext:value-type="float">
            <text:p>1</text:p>
          </table:table-cell>
          <table:table-cell table:formula="of:=[.D88]+[.B89]" office:value-type="float" office:value="3.14159229902021" calcext:value-type="float">
            <text:p>3,14159229902021</text:p>
          </table:table-cell>
        </table:table-row>
        <table:table-row table:style-name="ro1">
          <table:table-cell table:formula="of:=[.A89]+2" office:value-type="float" office:value="180" calcext:value-type="float">
            <text:p>180</text:p>
          </table:table-cell>
          <table:table-cell table:formula="of:=[.C89]*(4/([.A89]*([.A89]+1)*([.A89]+2)))" office:value-type="float" office:value="0.000000697452207087509" calcext:value-type="float">
            <text:p>6,97452207087509E-07</text:p>
          </table:table-cell>
          <table:table-cell table:formula="of:=[.C89]*-1" office:value-type="float" office:value="-1" calcext:value-type="float">
            <text:p>-1</text:p>
          </table:table-cell>
          <table:table-cell table:formula="of:=[.D89]+[.B90]" office:value-type="float" office:value="3.14159299647242" calcext:value-type="float">
            <text:p>3,14159299647242</text:p>
          </table:table-cell>
        </table:table-row>
        <table:table-row table:style-name="ro1">
          <table:table-cell table:formula="of:=[.A90]+2" office:value-type="float" office:value="182" calcext:value-type="float">
            <text:p>182</text:p>
          </table:table-cell>
          <table:table-cell table:formula="of:=[.C90]*(4/([.A90]*([.A90]+1)*([.A90]+2)))" office:value-type="float" office:value="-0.000000674586309945426" calcext:value-type="float">
            <text:p>-6,74586309945426E-07</text:p>
          </table:table-cell>
          <table:table-cell table:formula="of:=[.C90]*-1" office:value-type="float" office:value="1" calcext:value-type="float">
            <text:p>1</text:p>
          </table:table-cell>
          <table:table-cell table:formula="of:=[.D90]+[.B91]" office:value-type="float" office:value="3.14159232188611" calcext:value-type="float">
            <text:p>3,14159232188611</text:p>
          </table:table-cell>
        </table:table-row>
        <table:table-row table:style-name="ro1">
          <table:table-cell table:formula="of:=[.A91]+2" office:value-type="float" office:value="184" calcext:value-type="float">
            <text:p>184</text:p>
          </table:table-cell>
          <table:table-cell table:formula="of:=[.C91]*(4/([.A91]*([.A91]+1)*([.A91]+2)))" office:value-type="float" office:value="0.000000652709134533796" calcext:value-type="float">
            <text:p>6,52709134533796E-07</text:p>
          </table:table-cell>
          <table:table-cell table:formula="of:=[.C91]*-1" office:value-type="float" office:value="-1" calcext:value-type="float">
            <text:p>-1</text:p>
          </table:table-cell>
          <table:table-cell table:formula="of:=[.D91]+[.B92]" office:value-type="float" office:value="3.14159297459525" calcext:value-type="float">
            <text:p>3,14159297459525</text:p>
          </table:table-cell>
        </table:table-row>
        <table:table-row table:style-name="ro1">
          <table:table-cell table:formula="of:=[.A92]+2" office:value-type="float" office:value="186" calcext:value-type="float">
            <text:p>186</text:p>
          </table:table-cell>
          <table:table-cell table:formula="of:=[.C92]*(4/([.A92]*([.A92]+1)*([.A92]+2)))" office:value-type="float" office:value="-0.000000631767812693479" calcext:value-type="float">
            <text:p>-6,31767812693479E-07</text:p>
          </table:table-cell>
          <table:table-cell table:formula="of:=[.C92]*-1" office:value-type="float" office:value="1" calcext:value-type="float">
            <text:p>1</text:p>
          </table:table-cell>
          <table:table-cell table:formula="of:=[.D92]+[.B93]" office:value-type="float" office:value="3.14159234282743" calcext:value-type="float">
            <text:p>3,14159234282743</text:p>
          </table:table-cell>
        </table:table-row>
        <table:table-row table:style-name="ro1">
          <table:table-cell table:formula="of:=[.A93]+2" office:value-type="float" office:value="188" calcext:value-type="float">
            <text:p>188</text:p>
          </table:table-cell>
          <table:table-cell table:formula="of:=[.C93]*(4/([.A93]*([.A93]+1)*([.A93]+2)))" office:value-type="float" office:value="0.000000611712832634146" calcext:value-type="float">
            <text:p>6,11712832634146E-07</text:p>
          </table:table-cell>
          <table:table-cell table:formula="of:=[.C93]*-1" office:value-type="float" office:value="-1" calcext:value-type="float">
            <text:p>-1</text:p>
          </table:table-cell>
          <table:table-cell table:formula="of:=[.D93]+[.B94]" office:value-type="float" office:value="3.14159295454027" calcext:value-type="float">
            <text:p>3,14159295454027</text:p>
          </table:table-cell>
        </table:table-row>
        <table:table-row table:style-name="ro1">
          <table:table-cell table:formula="of:=[.A94]+2" office:value-type="float" office:value="190" calcext:value-type="float">
            <text:p>190</text:p>
          </table:table-cell>
          <table:table-cell table:formula="of:=[.C94]*(4/([.A94]*([.A94]+1)*([.A94]+2)))" office:value-type="float" office:value="-0.000000592497792945721" calcext:value-type="float">
            <text:p>-5,92497792945721E-07</text:p>
          </table:table-cell>
          <table:table-cell table:formula="of:=[.C94]*-1" office:value-type="float" office:value="1" calcext:value-type="float">
            <text:p>1</text:p>
          </table:table-cell>
          <table:table-cell table:formula="of:=[.D94]+[.B95]" office:value-type="float" office:value="3.14159236204247" calcext:value-type="float">
            <text:p>3,14159236204247</text:p>
          </table:table-cell>
        </table:table-row>
        <table:table-row table:style-name="ro1">
          <table:table-cell table:formula="of:=[.A95]+2" office:value-type="float" office:value="192" calcext:value-type="float">
            <text:p>192</text:p>
          </table:table-cell>
          <table:table-cell table:formula="of:=[.C95]*(4/([.A95]*([.A95]+1)*([.A95]+2)))" office:value-type="float" office:value="0.000000574079177000092" calcext:value-type="float">
            <text:p>5,74079177000092E-07</text:p>
          </table:table-cell>
          <table:table-cell table:formula="of:=[.C95]*-1" office:value-type="float" office:value="-1" calcext:value-type="float">
            <text:p>-1</text:p>
          </table:table-cell>
          <table:table-cell table:formula="of:=[.D95]+[.B96]" office:value-type="float" office:value="3.14159293612165" calcext:value-type="float">
            <text:p>3,14159293612165</text:p>
          </table:table-cell>
        </table:table-row>
        <table:table-row table:style-name="ro1">
          <table:table-cell table:formula="of:=[.A96]+2" office:value-type="float" office:value="194" calcext:value-type="float">
            <text:p>194</text:p>
          </table:table-cell>
          <table:table-cell table:formula="of:=[.C96]*(4/([.A96]*([.A96]+1)*([.A96]+2)))" office:value-type="float" office:value="-0.000000556416145861154" calcext:value-type="float">
            <text:p>-5,56416145861154E-07</text:p>
          </table:table-cell>
          <table:table-cell table:formula="of:=[.C96]*-1" office:value-type="float" office:value="1" calcext:value-type="float">
            <text:p>1</text:p>
          </table:table-cell>
          <table:table-cell table:formula="of:=[.D96]+[.B97]" office:value-type="float" office:value="3.1415923797055" calcext:value-type="float">
            <text:p>3,1415923797055</text:p>
          </table:table-cell>
        </table:table-row>
        <table:table-row table:style-name="ro1">
          <table:table-cell table:formula="of:=[.A97]+2" office:value-type="float" office:value="196" calcext:value-type="float">
            <text:p>196</text:p>
          </table:table-cell>
          <table:table-cell table:formula="of:=[.C97]*(4/([.A97]*([.A97]+1)*([.A97]+2)))" office:value-type="float" office:value="0.000000539470348012322" calcext:value-type="float">
            <text:p>5,39470348012322E-07</text:p>
          </table:table-cell>
          <table:table-cell table:formula="of:=[.C97]*-1" office:value-type="float" office:value="-1" calcext:value-type="float">
            <text:p>-1</text:p>
          </table:table-cell>
          <table:table-cell table:formula="of:=[.D97]+[.B98]" office:value-type="float" office:value="3.14159291917585" calcext:value-type="float">
            <text:p>3,14159291917585</text:p>
          </table:table-cell>
        </table:table-row>
        <table:table-row table:style-name="ro1">
          <table:table-cell table:formula="of:=[.A98]+2" office:value-type="float" office:value="198" calcext:value-type="float">
            <text:p>198</text:p>
          </table:table-cell>
          <table:table-cell table:formula="of:=[.C98]*(4/([.A98]*([.A98]+1)*([.A98]+2)))" office:value-type="float" office:value="-0.000000523205744380509" calcext:value-type="float">
            <text:p>-5,23205744380509E-07</text:p>
          </table:table-cell>
          <table:table-cell table:formula="of:=[.C98]*-1" office:value-type="float" office:value="1" calcext:value-type="float">
            <text:p>1</text:p>
          </table:table-cell>
          <table:table-cell table:formula="of:=[.D98]+[.B99]" office:value-type="float" office:value="3.14159239597011" calcext:value-type="float">
            <text:p>3,14159239597011</text:p>
          </table:table-cell>
        </table:table-row>
        <table:table-row table:style-name="ro1">
          <table:table-cell table:formula="of:=[.A99]+2" office:value-type="float" office:value="200" calcext:value-type="float">
            <text:p>200</text:p>
          </table:table-cell>
          <table:table-cell table:formula="of:=[.C99]*(4/([.A99]*([.A99]+1)*([.A99]+2)))" office:value-type="float" office:value="0.00000050758844728694" calcext:value-type="float">
            <text:p>5,0758844728694E-07</text:p>
          </table:table-cell>
          <table:table-cell table:formula="of:=[.C99]*-1" office:value-type="float" office:value="-1" calcext:value-type="float">
            <text:p>-1</text:p>
          </table:table-cell>
          <table:table-cell table:formula="of:=[.D99]+[.B100]" office:value-type="float" office:value="3.14159290355855" calcext:value-type="float">
            <text:p>3,141592903558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1T11:01:20.535083991</meta:creation-date>
    <dc:date>2018-07-21T11:13:07.572592531</dc:date>
    <meta:editing-duration>PT1M16S</meta:editing-duration>
    <meta:editing-cycles>1</meta:editing-cycles>
    <meta:document-statistic meta:table-count="1" meta:cell-count="400" meta:object-count="0"/>
    <meta:generator>LibreOffice/5.2.7.2$Linux_X86_64 LibreOffice_project/20m0$Build-2</meta:generator>
  </office:meta>
</office:document-meta>
</file>